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6D7BFFABF5E90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201000005560000030076D7BFFABF5E9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2:44:52.963567265</meta:creation-date>
    <dc:date>2022-01-05T12:45:42.337234766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